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unifont" svg:font-family="unifont" style:font-family-generic="modern" style:font-pitch="fixed"/>
    <style:font-face style:name="Sawasdee" svg:font-family="Sawas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043cm" fo:margin-left="-0.042cm" table:align="left" style:shadow="#808080 0.18cm 0.18cm"/>
    </style:style>
    <style:style style:name="Tabla1.A" style:family="table-column">
      <style:table-column-properties style:column-width="0.961cm"/>
    </style:style>
    <style:style style:name="Tabla1.B" style:family="table-column">
      <style:table-column-properties style:column-width="4.44cm"/>
    </style:style>
    <style:style style:name="Tabla1.C" style:family="table-column">
      <style:table-column-properties style:column-width="11.642cm"/>
    </style:style>
    <style:style style:name="Tabla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C1" style:family="table-cell">
      <style:table-cell-properties fo:background-color="#dddddd" fo:padding="0.097cm" fo:border="0.05pt solid #000000">
        <style:background-image/>
      </style:table-cell-properties>
    </style:style>
    <style:style style:name="Tabla1.A2" style:family="table-cell">
      <style:table-cell-properties fo:padding="0.097cm" fo:border-left="0.05pt solid #000000" fo:border-right="none" fo:border-top="0.05pt solid #000000" fo:border-bottom="0.05pt solid #000000"/>
    </style:style>
    <style:style style:name="Tabla1.B2" style:family="table-cell">
      <style:table-cell-properties fo:padding="0.097cm" fo:border="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tyle="normal" officeooo:rsid="001802d2" officeooo:paragraph-rsid="001802d2" style:font-style-asian="normal" style:font-style-complex="normal"/>
    </style:style>
    <style:style style:name="P2" style:family="paragraph" style:parent-style-name="Standard">
      <style:paragraph-properties fo:text-align="center" style:justify-single-word="false"/>
      <style:text-properties style:font-name="Sawasdee" officeooo:rsid="001740cc" officeooo:paragraph-rsid="001740cc"/>
    </style:style>
    <style:style style:name="P3" style:family="paragraph" style:parent-style-name="Standard">
      <style:paragraph-properties fo:text-align="start" style:justify-single-word="false"/>
      <style:text-properties style:font-name="Sawasdee" officeooo:rsid="001740cc" officeooo:paragraph-rsid="001740cc"/>
    </style:style>
    <style:style style:name="P4" style:family="paragraph" style:parent-style-name="Standard">
      <style:paragraph-properties fo:text-align="start" style:justify-single-word="false"/>
      <style:text-properties style:font-name="Sawasdee" fo:font-style="normal" officeooo:rsid="001802d2" officeooo:paragraph-rsid="001802d2" style:font-style-asian="normal" style:font-style-complex="normal"/>
    </style:style>
    <style:style style:name="P5" style:family="paragraph" style:parent-style-name="Standard">
      <style:paragraph-properties fo:text-align="justify" style:justify-single-word="false"/>
      <style:text-properties style:font-name="Sawasdee" fo:font-style="normal" officeooo:rsid="001802d2" officeooo:paragraph-rsid="001802d2" style:font-style-asian="normal" style:font-style-complex="normal"/>
    </style:style>
    <style:style style:name="P6" style:family="paragraph" style:parent-style-name="Standard" style:list-style-name="L4">
      <style:paragraph-properties fo:text-align="justify" style:justify-single-word="false"/>
      <style:text-properties style:font-name="Sawasdee" fo:font-style="normal" fo:font-weight="bold" officeooo:rsid="001802d2" officeooo:paragraph-rsid="001802d2"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style:font-name="Sawasdee" officeooo:rsid="001802d2" officeooo:paragraph-rsid="001802d2"/>
    </style:style>
    <style:style style:name="P8" style:family="paragraph" style:parent-style-name="Standard">
      <style:paragraph-properties fo:text-align="center" style:justify-single-word="false"/>
      <style:text-properties style:font-name="Sawasdee" fo:font-size="15pt" officeooo:rsid="001740cc" officeooo:paragraph-rsid="001740cc" style:font-size-asian="15pt" style:font-size-complex="15pt"/>
    </style:style>
    <style:style style:name="P9" style:family="paragraph" style:parent-style-name="Standard">
      <style:paragraph-properties fo:text-align="justify" style:justify-single-word="false"/>
      <style:text-properties style:font-name="Sawasdee" fo:font-size="14pt" officeooo:rsid="0018f991" officeooo:paragraph-rsid="0018f991" style:font-size-asian="12.25pt" style:font-size-complex="14pt"/>
    </style:style>
    <style:style style:name="P10" style:family="paragraph" style:parent-style-name="Standard">
      <style:paragraph-properties fo:text-align="justify" style:justify-single-word="false"/>
      <style:text-properties style:font-name="Sawasdee" fo:font-size="12pt" officeooo:rsid="0018f991" officeooo:paragraph-rsid="0018f991" style:font-size-asian="10.5pt" style:font-size-complex="12pt"/>
    </style:style>
    <style:style style:name="P11" style:family="paragraph" style:parent-style-name="Table_20_Contents">
      <style:paragraph-properties fo:text-align="justify" style:justify-single-word="false"/>
      <style:text-properties style:font-name="Sawasdee" fo:font-size="12pt" fo:font-weight="bold" officeooo:rsid="0036e985" officeooo:paragraph-rsid="001802d2" style:font-name-asian="unifont" style:font-size-asian="12pt" style:font-weight-asian="bold" style:font-name-complex="unifont" style:font-size-complex="12pt" style:font-weight-complex="bold"/>
    </style:style>
    <style:style style:name="P12" style:family="paragraph" style:parent-style-name="Table_20_Contents">
      <style:paragraph-properties fo:text-align="justify" style:justify-single-word="false"/>
      <style:text-properties style:font-name="Sawasdee" fo:font-size="12pt" fo:font-weight="bold" officeooo:rsid="0033bb23" officeooo:paragraph-rsid="001802d2" style:font-name-asian="unifont" style:font-size-asian="12pt" style:font-weight-asian="bold" style:font-name-complex="unifont" style:font-size-complex="12pt" style:font-weight-complex="bold"/>
    </style:style>
    <style:style style:name="P13" style:family="paragraph" style:parent-style-name="Table_20_Contents">
      <style:paragraph-properties fo:text-align="start" style:justify-single-word="false"/>
      <style:text-properties style:font-name="Sawasdee" fo:font-size="12pt" officeooo:rsid="0036e985" officeooo:paragraph-rsid="001802d2" style:font-name-asian="unifont" style:font-size-asian="12pt" style:font-name-complex="unifont" style:font-size-complex="12pt"/>
    </style:style>
    <style:style style:name="P14" style:family="paragraph" style:parent-style-name="Table_20_Contents">
      <style:paragraph-properties fo:text-align="start" style:justify-single-word="false"/>
      <style:text-properties style:font-name="Sawasdee" fo:font-size="12pt" officeooo:rsid="0033bb23" officeooo:paragraph-rsid="001802d2" style:font-name-asian="unifont" style:font-size-asian="12pt" style:font-name-complex="unifont" style:font-size-complex="12pt"/>
    </style:style>
    <style:style style:name="P15" style:family="paragraph" style:parent-style-name="Table_20_Contents">
      <style:paragraph-properties fo:text-align="start" style:justify-single-word="false"/>
      <style:text-properties style:font-name="Sawasdee" fo:font-size="12pt" officeooo:rsid="0035994a" officeooo:paragraph-rsid="001802d2" style:font-name-asian="unifont" style:font-size-asian="12pt" style:font-name-complex="unifont" style:font-size-complex="12pt"/>
    </style:style>
    <style:style style:name="P16" style:family="paragraph" style:parent-style-name="Table_20_Contents">
      <style:paragraph-properties fo:text-align="start" style:justify-single-word="false"/>
      <style:text-properties style:font-name="Sawasdee" fo:font-size="12pt" officeooo:paragraph-rsid="001802d2" style:font-name-asian="unifont" style:font-size-asian="12pt" style:font-name-complex="unifont" style:font-size-complex="12pt"/>
    </style:style>
    <style:style style:name="P17" style:family="paragraph" style:parent-style-name="Table_20_Contents" style:list-style-name="L4">
      <style:paragraph-properties fo:text-align="justify" style:justify-single-word="false"/>
      <style:text-properties style:font-name="Sawasdee" fo:font-size="12pt" fo:font-style="normal" fo:font-weight="bold" officeooo:rsid="0033bb23" officeooo:paragraph-rsid="001802d2" style:font-name-asian="unifont" style:font-size-asian="12pt" style:font-style-asian="normal" style:font-weight-asian="bold" style:font-name-complex="unifont" style:font-size-complex="12pt" style:font-style-complex="normal" style:font-weight-complex="bold"/>
    </style:style>
    <style:style style:name="P18" style:family="paragraph" style:parent-style-name="Table_20_Contents" style:list-style-name="L4">
      <style:paragraph-properties fo:text-align="justify" style:justify-single-word="false"/>
      <style:text-properties style:font-name="Sawasdee" fo:font-size="12pt" fo:font-style="normal" fo:font-weight="bold" officeooo:rsid="0035994a" officeooo:paragraph-rsid="0018f195" style:font-name-asian="unifont" style:font-size-asian="12pt" style:font-style-asian="normal" style:font-weight-asian="bold" style:font-name-complex="unifont" style:font-size-complex="12pt" style:font-style-complex="normal" style:font-weight-complex="bold"/>
    </style:style>
    <style:style style:name="P19" style:family="paragraph" style:parent-style-name="Table_20_Contents" style:list-style-name="L4">
      <style:paragraph-properties fo:text-align="justify" style:justify-single-word="false"/>
      <style:text-properties style:font-name="Sawasdee" fo:font-size="12pt" fo:font-style="normal" fo:font-weight="bold" officeooo:rsid="0018f195" officeooo:paragraph-rsid="0018f195" style:font-name-asian="unifont" style:font-size-asian="12pt" style:font-style-asian="normal" style:font-weight-asian="bold" style:font-name-complex="unifont" style:font-size-complex="12pt" style:font-style-complex="normal" style:font-weight-complex="bold"/>
    </style:style>
    <style:style style:name="P20" style:family="paragraph" style:parent-style-name="Table_20_Contents">
      <style:paragraph-properties fo:text-align="justify" style:justify-single-word="false"/>
      <style:text-properties style:font-name="Sawasdee" fo:font-style="normal" officeooo:rsid="001740cc" officeooo:paragraph-rsid="0018f195" style:font-style-asian="normal" style:font-style-complex="normal"/>
    </style:style>
    <style:style style:name="P21" style:family="paragraph" style:parent-style-name="Preformatted_20_Text">
      <style:paragraph-properties fo:text-align="justify" style:justify-single-word="false">
        <style:tab-stops>
          <style:tab-stop style:position="0.397cm"/>
        </style:tab-stops>
      </style:paragraph-properties>
      <style:text-properties style:font-name="Sawasdee" fo:font-size="12pt" officeooo:rsid="001586dc" officeooo:paragraph-rsid="001802d2" style:font-name-asian="unifont" style:font-size-asian="12pt" style:font-name-complex="unifont" style:font-size-complex="12pt"/>
    </style:style>
    <style:style style:name="P22" style:family="paragraph" style:parent-style-name="Preformatted_20_Text">
      <style:paragraph-properties fo:text-align="justify" style:justify-single-word="false"/>
      <style:text-properties style:font-name="Sawasdee" fo:font-size="12pt" officeooo:rsid="001586dc" officeooo:paragraph-rsid="001802d2" style:font-name-asian="unifont" style:font-size-asian="12pt" style:font-name-complex="unifont" style:font-size-complex="12pt"/>
    </style:style>
    <style:style style:name="P23" style:family="paragraph" style:parent-style-name="Preformatted_20_Text">
      <style:paragraph-properties fo:text-align="justify" style:justify-single-word="false"/>
      <style:text-properties style:font-name="Sawasdee" fo:font-size="12pt" fo:font-style="normal" officeooo:rsid="001586dc" officeooo:paragraph-rsid="001802d2" style:font-name-asian="unifont" style:font-size-asian="12pt" style:font-style-asian="normal" style:font-name-complex="unifont"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officeooo:rsid="001586d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1e49e0" style:font-style-asian="normal" style:font-style-complex="normal"/>
    </style:style>
    <style:style style:name="T6" style:family="text">
      <style:text-properties fo:font-style="normal" officeooo:rsid="001586dc" style:font-style-asian="normal" style:font-style-complex="normal"/>
    </style:style>
    <style:style style:name="T7" style:family="text">
      <style:text-properties fo:font-style="normal" officeooo:rsid="001e6335" style:font-style-asian="normal" style:font-style-complex="normal"/>
    </style:style>
    <style:style style:name="T8" style:family="text">
      <style:text-properties officeooo:rsid="001e3a6a"/>
    </style:style>
    <style:style style:name="T9" style:family="text">
      <style:text-properties officeooo:rsid="0035994a"/>
    </style:style>
    <style:style style:name="T10" style:family="text">
      <style:text-properties officeooo:rsid="001e49e0"/>
    </style:style>
    <style:style style:name="T11" style:family="text">
      <style:text-properties officeooo:rsid="001e6335"/>
    </style:style>
    <style:style style:name="T12" style:family="text">
      <style:text-properties fo:font-weight="normal" style:font-weight-asian="normal" style:font-weight-complex="normal"/>
    </style:style>
    <style:style style:name="T13" style:family="text">
      <style:text-properties fo:font-weight="normal" officeooo:rsid="0018f195" style:font-weight-asian="normal" style:font-weight-complex="normal"/>
    </style:style>
    <style:style style:name="T14" style:family="text">
      <style:text-properties fo:font-weight="normal" officeooo:rsid="0018f991" style:font-weight-asian="normal" style:font-weight-complex="normal"/>
    </style:style>
    <style:style style:name="T15" style:family="text">
      <style:text-properties fo:font-size="12pt" fo:font-style="normal" fo:font-weight="bold" style:font-name-asian="unifont" style:font-size-asian="12pt" style:font-style-asian="normal" style:font-weight-asian="bold" style:font-name-complex="unifont" style:font-size-complex="12pt" style:font-style-complex="normal" style:font-weight-complex="bold"/>
    </style:style>
    <style:style style:name="T16" style:family="text">
      <style:text-properties style:font-name="Sawasdee" fo:font-style="normal" fo:font-weight="normal" style:font-name-asian="unifont" style:font-size-asian="12pt" style:font-style-asian="normal" style:font-weight-asian="normal" style:font-name-complex="unifont" style:font-style-complex="normal" style:font-weight-complex="normal"/>
    </style:style>
    <style:style style:name="T17" style:family="text">
      <style:text-properties style:font-name="Sawasdee" fo:font-style="normal" fo:font-weight="normal" officeooo:rsid="0018f195" style:font-name-asian="unifont" style:font-size-asian="12pt" style:font-style-asian="normal" style:font-weight-asian="normal" style:font-name-complex="unifont" style:font-style-complex="normal" style:font-weight-complex="normal"/>
    </style:style>
    <style:style style:name="T18" style:family="text">
      <style:text-properties style:font-name="Sawasdee" fo:font-style="normal" fo:font-weight="normal" style:font-name-asian="unifont" style:font-style-asian="normal" style:font-weight-asian="normal" style:font-name-complex="unifon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nforme de avance de Tesina</text:p>
      <text:p text:style-name="P8">de grado</text:p>
      <text:p text:style-name="P2"/>
      <text:p text:style-name="P3"/>
      <text:p text:style-name="P7"><text:span text:style-name="T4">La lista de tareas establecida en la propuesta de tesina es la siguiente:</text:span></text:p>
      <text:p text:style-name="P4"/>
      <text:p text:style-name="P1"/>
      <table:table table:name="Tabla1" table:style-name="Tabla1">
        <table:table-column table:style-name="Tabla1.A"/>
        <table:table-column table:style-name="Tabla1.B"/>
        <table:table-column table:style-name="Tabla1.C"/>
        <table:table-row>
          <table:table-cell table:style-name="Tabla1.A1" office:value-type="string">
            <text:p text:style-name="P11">N°</text:p>
          </table:table-cell>
          <table:table-cell table:style-name="Tabla1.A1" office:value-type="string">
            <text:p text:style-name="P12">Tarea</text:p>
          </table:table-cell>
          <table:table-cell table:style-name="Tabla1.C1" office:value-type="string">
            <text:p text:style-name="P12">Descripción</text:p>
          </table:table-cell>
        </table:table-row>
        <table:table-row>
          <table:table-cell table:style-name="Tabla1.A2" office:value-type="string">
            <text:p text:style-name="P13">1</text:p>
          </table:table-cell>
          <table:table-cell table:style-name="Tabla1.B2" office:value-type="string">
            <text:p text:style-name="P14">Especificación del marco técnico</text:p>
          </table:table-cell>
          <table:table-cell table:style-name="Tabla1.C2" office:value-type="string">
            <text:p text:style-name="P21">Fijar y categorizar los elementos de los estándares a utiliza<text:span text:style-name="T8">r, describiendo tablas, descriptores y metainformación para su posterior inclusión.</text:span></text:p>
          </table:table-cell>
        </table:table-row>
        <table:table-row>
          <table:table-cell table:style-name="Tabla1.A3" office:value-type="string">
            <text:p text:style-name="P13">2</text:p>
          </table:table-cell>
          <table:table-cell table:style-name="Tabla1.B3" office:value-type="string">
            <text:p text:style-name="P14">Generación de datos de referencia</text:p>
          </table:table-cell>
          <table:table-cell table:style-name="Tabla1.C3" office:value-type="string">
            <text:p text:style-name="P22">Generar <text:span text:style-name="T1">flujos de transporte</text:span><text:span text:style-name="T4"> válidos que incluyan los cambios </text:span><text:span text:style-name="T5">contra los cuales se pueda probar el prototipo implementado en un escenario práctico.</text:span></text:p>
          </table:table-cell>
        </table:table-row>
        <table:table-row>
          <table:table-cell table:style-name="Tabla1.A4" office:value-type="string">
            <text:p text:style-name="P13">3</text:p>
          </table:table-cell>
          <table:table-cell table:style-name="Tabla1.B4" office:value-type="string">
            <text:p text:style-name="P14">Desarrollo de demultiplexación de <text:span text:style-name="T9">descriptores</text:span></text:p>
          </table:table-cell>
          <table:table-cell table:style-name="Tabla1.C4" office:value-type="string">
            <text:p text:style-name="P23"><text:span text:style-name="T9">Incorporar</text:span> la detección de los servicios <text:span text:style-name="T9">externos </text:span>a MPEGParser (librería de Kuntur utilizada por Wari) <text:span text:style-name="T10">a través de la demultiplexación y filtrado de PSI relacionada. De esta manera, con lo generado en los pasos anteriores, se podrá construir la lista de servicios completa (donde faltarán flujos elementales para aquellos asignados a IPTV).</text:span></text:p>
          </table:table-cell>
        </table:table-row>
        <table:table-row>
          <table:table-cell table:style-name="Tabla1.A5" office:value-type="string">
            <text:p text:style-name="P13">4</text:p>
          </table:table-cell>
          <table:table-cell table:style-name="Tabla1.B5" office:value-type="string">
            <text:p text:style-name="P15">Incorporación de obtención de flujos elementales </text:p>
          </table:table-cell>
          <table:table-cell table:style-name="Tabla1.C5" office:value-type="string">
            <text:p text:style-name="P23"><text:span text:style-name="T9">Agregar </text:span>la obtención de <text:span text:style-name="T10">los</text:span> flujos elementales a las componentes de Kuntur <text:span text:style-name="T10">involucradas. De esta manera, la herramienta ya podrá obtener los datos relacionados a los servicios asignados a IPTV.</text:span></text:p>
          </table:table-cell>
        </table:table-row>
        <table:table-row>
          <table:table-cell table:style-name="Tabla1.A6" office:value-type="string">
            <text:p text:style-name="P13">5</text:p>
          </table:table-cell>
          <table:table-cell table:style-name="Tabla1.B6" office:value-type="string">
            <text:p text:style-name="P15">Ensamble de componentes</text:p>
          </table:table-cell>
          <table:table-cell table:style-name="Tabla1.C6" office:value-type="string">
            <text:p text:style-name="P23"><text:span text:style-name="T11">Enlazar las funcionalidades nuevas para </text:span>proveer la totalidad los servicios manteniendo las interfaces existentes. <text:span text:style-name="T11">Así, a la lista de servicios construida con las componentes resultantes del paso 3, se la completa con la posibilidad de conseguir y reproducir el contenido asociado, a través de la funcionalidad obtenida en el paso anterior.</text:span></text:p>
          </table:table-cell>
        </table:table-row>
        <table:table-row>
          <table:table-cell table:style-name="Tabla1.A7" office:value-type="string">
            <text:p text:style-name="P13">6</text:p>
          </table:table-cell>
          <table:table-cell table:style-name="Tabla1.B7" office:value-type="string">
            <text:p text:style-name="P15">Desarrollo del prototipo final</text:p>
          </table:table-cell>
          <table:table-cell table:style-name="Tabla1.C7" office:value-type="string">
            <text:p text:style-name="P16"><text:s/><text:span text:style-name="T6">Montar un </text:span><text:span text:style-name="T7">ejemplar</text:span><text:span text:style-name="T6"> de prueba </text:span><text:span text:style-name="T7">funcional</text:span><text:span text:style-name="T6"> del sistema </text:span><text:span text:style-name="T7">completo;</text:span><text:span text:style-name="T6"> con </text:span><text:span text:style-name="T2">streaming</text:span><text:span text:style-name="T6"> ISDB-T, IP y </text:span><text:span text:style-name="T7">Wari de integración para obtener tales servicios</text:span><text:span text:style-name="T6">.</text:span></text:p>
          </table:table-cell>
        </table:table-row>
      </table:table>
      <text:p text:style-name="P7"><text:span text:style-name="T4"/></text:p>
      <text:p text:style-name="P7"><text:span text:style-name="T4"/></text:p>
      <text:p text:style-name="P3"/>
      <text:p text:style-name="P5"><text:soft-page-break/>Todas estas tareas han sido finalizadas. A continuación se expone brevemente el estado de las mismas:</text:p>
      <text:p text:style-name="P5"/>
      <text:list xml:id="list6111540492649129773" text:style-name="L4">
        <text:list-item>
          <text:p text:style-name="P6">Especificación del marco técnico:<text:span text:style-name="T12"> Se definió un descriptor para agregar a la lista provista en la norma ISDB-Tb. El mismo se denomina </text:span><text:span text:style-name="T3">Elementary Streams Relocation Descriptor</text:span><text:span text:style-name="T12">. En resumen, si un receptor encuentra este descriptor en la PMT de un servicio, los flujos elementales deben ser buscados en la red IP a la que está conectada el receptor. La información necesaria para ubicarlos consiste en el grupo multicast y el puerto al que se dirigen los datagramas que contienen el audio y el video.</text:span></text:p>
        </text:list-item>
        <text:list-item>
          <text:p text:style-name="P6"><text:span text:style-name="T12"><text:s/></text:span>Generación de datos de referencia:<text:span text:style-name="T12"> Ya se constuyó un flujo de transporte que posee el descriptor mencionado en la tarea anterior. Este flujo de transporte de referencia se obtuvo a partir de un flujo de transporte real emitido por el canal 23 de la televisión digital abierta, de Junio de 2014. Los servicios que contiene son “Televisión Pública HD”, “Televisión Pública”, “Tecnópolis”, “TV Universidad” y “TV La Plata”. Los primeros tres son servicios reales que el flujo de transporte original ya contenía. Los últimos dos, “TV Universidad” y “TV La Plata”, son servicios ilustrativos agregados para utilizar la funcionalidad agregada, de modo que no contienen flujos de transporte, sino información para acceder a ellos a través de una red IP.</text:span></text:p>
        </text:list-item>
        <text:list-item>
          <text:p text:style-name="P17">Desarrollo de demultiplexación de <text:span text:style-name="T9">descriptores: </text:span><text:span text:style-name="T13">Uno de los resultados esperados de la propuesta de tesina era un reproductor de TV Digital que fuera capaz de reproducir el flujo de transporte de referencia. Este reproductor se obtuvo a partir de modificaciones a Wari y se denomina Mara. Dichas modificaciones aportan la capacidad de demultiplexar la PMT con el nuevo descriptor, obteniendo el grupo multicast y el puerto que contiene.</text:span></text:p>
        </text:list-item>
        <text:list-item>
          <text:p text:style-name="P18">Incorporación de obtención de flujos elementales:<text:span text:style-name="T12"> </text:span><text:span text:style-name="T13">Cuando el usuario sintoniza uno de los servicios que llevan el nuevo descriptor, Mara le indica a la componente de reproducción la URL asociado al servicio, haciendo que los flujos elementales se obtengan de una red IP en lugar del mismo flujo de transporte, ahorrándole ancho de banda.</text:span></text:p>
        </text:list-item>
        <text:list-item>
          <text:p text:style-name="P19">Ensamble de componentes:<text:span text:style-name="T12"> Mara ya es un software funcional que integra la posibilidad de capturar el descriptor y utilizar la información que transporta para reproducir los flujos elementales que se reciben por una interfaz de red. Si el sintonizador captura un flujo de transporte que utiliza el descriptor y el equipo </text:span><text:span text:style-name="T3">host</text:span><text:span text:style-name="T12"> de Mara posee acceso a una red IP por la que se emiten los flujos elementales acordemente, Mara es capaz de reproducir la lista de servicios de forma transparente.</text:span></text:p>
        </text:list-item>
        <text:list-item>
          <text:p text:style-name="P19">Desarrollo del prototipo final:<text:span text:style-name="T12"> Ya se ha realizado un número de pruebas sobre el </text:span><text:soft-page-break/><text:span text:style-name="T12">prototipo </text:span><text:span text:style-name="T14">funcional </text:span><text:span text:style-name="T12">completo, </text:span><text:span text:style-name="T14">sin inconvenientes mayores</text:span><text:span text:style-name="T12">. </text:span></text:p>
        </text:list-item>
      </text:list>
      <text:p text:style-name="P20"><text:span text:style-name="T15"/></text:p>
      <text:p text:style-name="P20"/>
      <text:p text:style-name="P9">Trabajo en curso</text:p>
      <text:p text:style-name="P9"/>
      <text:p text:style-name="P10">Actualmente, se lleva adelante el desarrollo del informe final, el cual está aproximadamente a dos meses de trabajo de ser terminado. Además, a<text:span text:style-name="T17">ún resta analizar cómo se comporta Mara </text:span><text:span text:style-name="T16">ante ciertos estímulos y cómo se adecúan los servicios asociados al descriptor ante ciertas funcionalidades que permite el ISDB-Tb tradicional. Los resultados se incorporarán al informe final en la medida en que se lleve a cabo. También, aún resta definir el trabajo futuro propuesto para la tesina.</text:span></text:p>
      <text:p text:style-name="P10"><text:span text:style-name="T16"/></text:p>
      <text:p text:style-name="P9"><text:span text:style-name="T16">Extensión del tiempo de desarrollo</text:span></text:p>
      <text:p text:style-name="P9"><text:span text:style-name="T16"/></text:p>
      <text:p text:style-name="P10"><text:span text:style-name="T18">La propuesta de tesina establecía un tiempo de desarrollo de 8 meses. Con la aceptación de la propuesta de tesina en Septiembre de 2014, la entrega final corresponde para Abril de 2015. El director de esta tesina, el Doctor Federico Balaguer, considera apropiada la postergación de la fecha de entrega por motivos de un viaje que <text:s/>debe realizar el alumno durante los meses de Enero, Febrero y Marzo. De modo que la fecha estimada de entrega pasa a Junio de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unifont" svg:font-family="unifont" style:font-family-generic="modern" style:font-pitch="fixed"/>
    <style:font-face style:name="Sawasdee" svg:font-family="Sawas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unifont" style:font-family-asian="unifont" style:font-family-generic-asian="modern" style:font-pitch-asian="fixed" style:font-size-asian="10pt" style:font-name-complex="unifont" style:font-family-complex="unifont"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7T16:42:03.286383345</meta:creation-date>
    <dc:date>2014-12-11T16:06:18.010145623</dc:date>
    <meta:editing-duration>P0D</meta:editing-duration>
    <meta:editing-cycles>2</meta:editing-cycles>
    <meta:generator>LibreOffice/4.1.3.2$Linux_X86_64 LibreOffice_project/410m0$Build-2</meta:generator>
    <meta:printed-by>santi </meta:printed-by>
    <meta:print-date>2014-12-11T15:52:08.195735114</meta:print-date>
    <dc:creator>santi </dc:creator>
    <meta:document-statistic meta:table-count="1" meta:image-count="0" meta:object-count="0" meta:page-count="3" meta:paragraph-count="35" meta:word-count="864" meta:character-count="5394" meta:non-whitespace-character-count="4566"/>
  </office:meta>
</office:document-meta>
</file>